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NormalTok">°</text:span> (degree symbol) character 100 times on the screen.</text:p>
        </text:list-item>
        <text:list-item>
          <text:p text:style-name="P45">Modify your previous loop, so that a new line character is displayed on the screen every time 10 degree symbols have been displayed on the screen.</text:p>
        </text:list-item>
      </text:list>
      <text:p text:style-name="First_20_paragraph">That is, your program should display this on the screen (this example has a space after each degree symbol for display purposes):</text:p>
      <text:p text:style-name="P46"><text:s text:c="1"/>° ° ° ° ° ° ° ° ° °</text:p>
      <text:p text:style-name="P47"><text:s text:c="1"/>° ° ° ° ° ° ° ° ° °</text:p>
      <text:p text:style-name="P48"><text:s text:c="1"/>° ° ° ° ° ° ° ° ° °</text:p>
      <text:p text:style-name="P49"><text:s text:c="1"/>° ° ° ° ° ° ° ° ° °</text:p>
      <text:p text:style-name="P50"><text:s text:c="1"/>° ° ° ° ° ° ° ° ° °</text:p>
      <text:p text:style-name="P51"><text:s text:c="1"/>° ° ° ° ° ° ° ° ° °</text:p>
      <text:p text:style-name="P52"><text:s text:c="1"/>° ° ° ° ° ° ° ° ° °</text:p>
      <text:p text:style-name="P53"><text:s text:c="1"/>° ° ° ° ° ° ° ° ° °</text:p>
      <text:p text:style-name="P54"><text:s text:c="1"/>° ° ° ° ° ° ° ° ° °</text:p>
      <text:p text:style-name="P55"><text:s text:c="1"/>° ° ° ° ° ° ° ° ° °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° </text:p>
      <text:p text:style-name="P58"><text:s text:c="1"/>° °</text:p>
      <text:p text:style-name="P59"><text:s text:c="1"/>° ° °</text:p>
      <text:p text:style-name="P60"><text:s text:c="1"/>° ° ° ° </text:p>
      <text:p text:style-name="P61"><text:s text:c="1"/>° ° ° ° °</text:p>
      <text:p text:style-name="P62"><text:s text:c="1"/>° ° ° ° ° °</text:p>
      <text:p text:style-name="P63"><text:s text:c="1"/>° ° ° ° ° ° ° </text:p>
      <text:p text:style-name="P64"><text:s text:c="1"/>° ° ° ° ° ° ° ° </text:p>
      <text:p text:style-name="P65"><text:s text:c="1"/>° ° ° ° ° ° ° ° ° </text:p>
      <text:p text:style-name="P66"><text:s text:c="1"/>° ° ° ° ° ° ° ° ° °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7Z</meta:creation-date>
    <dc:date>2021-08-30T19:11:37Z</dc:date>
    <meta:user-defined meta:name="date" meta:value-type="string">August  30, 2021 (03:1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